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970" calcext:value-type="float">
            <text:p>97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2]-[.F12]" office:value-type="float" office:value="80" calcext:value-type="float">
            <text:p>8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11-12" calcext:value-type="date">
            <text:p>12/11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6])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50:52.346444700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50:52.354392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06:55</meta:creation-date>
    <dc:date>2025-11-13T14:51:48.477405600</dc:date>
    <meta:print-date>2019-10-31T18:11:28.685825074</meta:print-date>
    <dc:language>pt-PT</dc:language>
    <meta:editing-cycles>578</meta:editing-cycles>
    <meta:editing-duration>P1DT8H47M44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